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2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251cm" fo:min-width="5.62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dash" draw:stroke-dash="Double_20_Dash" draw:fill="none" draw:textarea-vertical-align="middl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3.8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6.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1cm" fo:min-width="9.44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5.814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201cm" fo:min-width="6.8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951cm" fo:min-width="7.408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6.71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1cm" fo:min-width="4.36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4.36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1cm" fo:min-width="9.444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952cm" fo:min-width="6.876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452cm" fo:min-width="6.653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496cm" fo:min-width="1.80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471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2cm" fo:min-width="6.21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04cm" fo:min-width="2.058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814cm" fo:min-width="6.653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03cm" fo:min-width="5.14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604cm" fo:min-width="7.72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091cm" fo:min-width="6.042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497cm" fo:min-width="2.31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01cm" fo:min-width="2.57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29cm" fo:min-width="2.82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92cm" fo:min-width="1.968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495cm" fo:min-width="2.31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24cm" fo:min-width="3.81cm"/>
      <style:paragraph-properties style:writing-mode="lr-tb"/>
    </style:style>
    <style:style style:name="gr34" style:family="graphic" style:parent-style-name="objectwithoutfill">
      <style:graphic-properties draw:marker-end="Стили_20_стрелок_20_34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37" draw:marker-end-width="0.3cm" draw:fill="none" draw:textarea-vertical-align="middl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651cm" fo:min-width="2.263cm"/>
      <style:paragraph-properties style:writing-mode="lr-tb"/>
    </style:style>
    <style:style style:name="gr38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40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5.814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5cm" fo:min-width="7.5cm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626cm" fo:min-width="2.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5cm" fo:min-width="6.001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632cm" fo:min-width="2.658cm"/>
      <style:paragraph-properties style:writing-mode="lr-tb"/>
    </style:style>
    <style:style style:name="gr49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3" style:family="paragraph">
      <loext:graphic-properties draw:fill="none" draw:fill-color="#ffffff"/>
      <style:paragraph-properties style:writing-mode="lr-tb"/>
      <style:text-properties fo:font-size="10pt"/>
    </style:style>
    <style:style style:name="P14" style:family="paragraph"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3cm" svg:height="1cm" svg:x="9cm" svg:y="11cm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5cm" svg:height="1cm" svg:x="8cm" svg:y="14.5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8cm" svg:height="1.5cm" svg:x="6.5cm" svg:y="15.88cm">
          <text:p text:style-name="P1"><text:span text:style-name="T1">first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xml:id="id7" draw:id="id7" draw:layer="layout" draw:type="line" svg:x1="10.5cm" svg:y1="12cm" svg:x2="10.5cm" svg:y2="14.5cm" draw:start-shape="id1" draw:start-glue-point="6" draw:end-shape="id2" draw:end-glue-point="4" svg:d="M10500 12000v2500" svg:viewBox="0 0 1 2501">
          <text:p/>
        </draw:connector>
        <draw:custom-shape draw:style-name="gr3" draw:text-style-name="P3" xml:id="id4" draw:id="id4" draw:layer="layout" svg:width="8cm" svg:height="1.5cm" svg:x="6.5cm" svg:y="17.78cm">
          <text:p text:style-name="P1"><text:span text:style-name="T1">second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5" draw:id="id5" draw:layer="layout" svg:width="8cm" svg:height="1.5cm" svg:x="6.5cm" svg:y="19.63cm">
          <text:p text:style-name="P1"><text:span text:style-name="T1">third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5.5cm" svg:x2="10.5cm" svg:y2="15.88cm" draw:start-shape="id2" draw:start-glue-point="6" draw:end-shape="id3" draw:end-glue-point="0" svg:d="M10500 15500v380" svg:viewBox="0 0 1 381">
          <text:p/>
        </draw:connector>
        <draw:connector draw:style-name="gr5" draw:text-style-name="P5" draw:layer="layout" svg:x1="10.5cm" svg:y1="17.38cm" svg:x2="10.5cm" svg:y2="17.78cm" draw:start-shape="id3" draw:start-glue-point="2" draw:end-shape="id4" draw:end-glue-point="0" svg:d="M10500 17380v400" svg:viewBox="0 0 1 401">
          <text:p/>
        </draw:connector>
        <draw:connector draw:style-name="gr5" draw:text-style-name="P5" draw:layer="layout" svg:x1="10.5cm" svg:y1="19.28cm" svg:x2="10.5cm" svg:y2="19.63cm" draw:start-shape="id4" draw:start-glue-point="2" draw:end-shape="id5" draw:end-glue-point="0" svg:d="M10500 19280v350" svg:viewBox="0 0 1 351">
          <text:p/>
        </draw:connector>
        <draw:connector draw:style-name="gr6" draw:text-style-name="P6" draw:layer="layout" draw:type="line" svg:x1="13.5cm" svg:y1="13.25cm" svg:x2="10.5cm" svg:y2="13.25cm" draw:start-shape="id6" draw:start-glue-point="5" draw:end-shape="id7" draw:end-glue-point="0" svg:d="M13500 13250h-3000" svg:viewBox="0 0 3001 1">
          <text:p/>
        </draw:connector>
        <draw:custom-shape draw:name="Text-Annotation-2" draw:style-name="gr7" draw:text-style-name="P8" xml:id="id6" draw:id="id6" draw:layer="layout" svg:width="0.495cm" svg:height="4.1cm" svg:x="13.5cm" svg:y="11.2cm">
          <text:p text:style-name="P7"><text:span text:style-name="T2">#include &lt;vector&gt;</text:span></text:p>
          <text:p text:style-name="P7"><text:span text:style-name="T2">#include &lt;string&gt;</text:span></text:p>
          <text:p text:style-name="P7"><text:span text:style-name="T2">#include &lt;iomanip&gt;</text:span></text:p>
          <text:p text:style-name="P7"><text:span text:style-name="T2">#include &lt;iostream&gt;</text:span></text:p>
          <text:p text:style-name="P7"><text:span text:style-name="T2"/></text:p>
          <text:p text:style-name="P7"><text:span text:style-name="T2">using namespace std;</text:span></text:p>
          <text:p text:style-name="P7"><text:span text:style-name="T2"/></text:p>
          <text:p text:style-name="P7"><text:span text:style-name="T2">struct MarkovRule</text:span></text:p>
          <text:p text:style-name="P7"><text:span text:style-name="T2">{ bool is_rule_terminal;</text:span></text:p>
          <text:p text:style-name="P7"><text:span text:style-name="T2">string left_side_rule, right_side_rule; }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</draw:page>
      <draw:page draw:name="page2" draw:style-name="dp1" draw:master-page-name="Обычный">
        <draw:custom-shape draw:style-name="gr8" draw:text-style-name="P2" xml:id="id8" draw:id="id8" draw:layer="layout" svg:width="6cm" svg:height="1.23cm" svg:x="7.5cm" svg:y="11.15cm">
          <text:p text:style-name="P1"><text:span text:style-name="T1">void</text:span></text:p>
          <text:p text:style-name="P1"><text:span text:style-name="T1">first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0" xml:id="id9" draw:id="id9" draw:layer="layout" svg:width="12cm" svg:height="2cm" svg:x="4.5cm" svg:y="12.8cm">
          <draw:glue-point draw:id="10" svg:x="-2.857cm" svg:y="5cm"/>
          <text:p text:style-name="P9"><text:span text:style-name="T1"/></text:p>
          <text:p text:style-name="P9"><text:span text:style-name="T1">const vector&lt;MarkovRule&gt; MARKOV_RULES =</text:span></text:p>
          <text:p text:style-name="P9"><text:span text:style-name="T1">{ MarkovRule("*a", true, ""),</text:span></text:p>
          <text:p text:style-name="P9"><text:span text:style-name="T1">MarkovRule("*b", true, ""),</text:span></text:p>
          <text:p text:style-name="P9"><text:span text:style-name="T1">MarkovRule("*", true, ""),</text:span></text:p>
          <text:p text:style-name="P9"><text:span text:style-name="T1"><text:s/></text:span><text:span text:style-name="T1">MarkovRule("", false, "*") };</text:span></text:p>
          <text:p text:style-name="P9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38cm" svg:x2="10.5cm" svg:y2="12.8cm" draw:start-shape="id8" draw:start-glue-point="6" draw:end-shape="id9" draw:end-glue-point="5" svg:d="M10500 12380v420" svg:viewBox="0 0 1 421">
          <text:p/>
        </draw:connector>
        <draw:custom-shape draw:style-name="gr9" draw:text-style-name="P10" xml:id="id10" draw:id="id10" draw:layer="layout" svg:width="12cm" svg:height="2cm" svg:x="4.5cm" svg:y="15.2cm">
          <draw:glue-point draw:id="10" svg:x="-2.857cm" svg:y="5cm"/>
          <text:p text:style-name="P9"><text:span text:style-name="T1">cout &lt;&lt; "Введите строку для первого задания (A = {a, b})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cm" svg:x2="10.5cm" svg:y2="15.2cm" draw:start-shape="id9" draw:start-glue-point="8" draw:end-shape="id10" draw:end-glue-point="5" svg:d="M10500 14800v400" svg:viewBox="0 0 1 401">
          <text:p/>
        </draw:connector>
        <draw:custom-shape draw:style-name="gr10" draw:text-style-name="P1" xml:id="id11" draw:id="id11" draw:layer="layout" svg:width="13cm" svg:height="1cm" svg:x="4cm" svg:y="17.55cm">
          <text:p text:style-name="P1"><text:span text:style-name="T1">normalMarkovAlgorithmTaskInterface(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7.2cm" svg:x2="10.5cm" svg:y2="17.55cm" draw:start-shape="id10" draw:start-glue-point="8" draw:end-shape="id11" draw:end-glue-point="0" svg:d="M10500 17200v350" svg:viewBox="0 0 1 351">
          <text:p/>
        </draw:connector>
      </draw:page>
      <draw:page draw:name="page3" draw:style-name="dp1" draw:master-page-name="Обычный">
        <draw:custom-shape draw:style-name="gr11" draw:text-style-name="P2" xml:id="id12" draw:id="id12" draw:layer="layout" svg:width="7cm" svg:height="1.23cm" svg:x="7cm" svg:y="11.73cm">
          <text:p text:style-name="P1"><text:span text:style-name="T1">void</text:span></text:p>
          <text:p text:style-name="P1"><text:span text:style-name="T1">second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13" draw:id="id13" draw:layer="layout" svg:width="12cm" svg:height="1.45cm" svg:x="4.5cm" svg:y="13.38cm">
          <draw:glue-point draw:id="10" svg:x="-2.857cm" svg:y="5cm"/>
          <text:p text:style-name="P9"><text:span text:style-name="T1"/></text:p>
          <text:p text:style-name="P9"><text:span text:style-name="T1"/></text:p>
          <text:p text:style-name="P9"><text:span text:style-name="T1">const vector&lt;MarkovRule&gt; MARKOV_RULES =</text:span></text:p>
          <text:p text:style-name="P9"><text:span text:style-name="T1">{ MarkovRule("c", false, ""),</text:span></text:p>
          <text:p text:style-name="P9"><text:span text:style-name="T1">MarkovRule("bb", true, "ddd") };</text:span></text:p>
          <text:p text:style-name="P9"><text:span text:style-name="T1"/></text:p>
          <text:p text:style-name="P9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96cm" svg:x2="10.5cm" svg:y2="13.38cm" draw:start-shape="id12" draw:start-glue-point="6" draw:end-shape="id13" draw:end-glue-point="5" svg:d="M10500 12960v420" svg:viewBox="0 0 1 421">
          <text:p/>
        </draw:connector>
        <draw:custom-shape draw:style-name="gr13" draw:text-style-name="P10" xml:id="id14" draw:id="id14" draw:layer="layout" svg:width="13cm" svg:height="1.2cm" svg:x="4cm" svg:y="15.33cm">
          <draw:glue-point draw:id="10" svg:x="-2.857cm" svg:y="5cm"/>
          <text:p text:style-name="P9"><text:span text:style-name="T1">cout &lt;&lt;</text:span></text:p>
          <text:p text:style-name="P9"><text:span text:style-name="T1">"Введите строку для второго задания (A = {a, b, c, d}): 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3cm" svg:x2="10.5cm" svg:y2="15.33cm" draw:start-shape="id13" draw:start-glue-point="8" draw:end-shape="id14" draw:end-glue-point="5" svg:d="M10500 14830v500" svg:viewBox="0 0 1 501">
          <text:p/>
        </draw:connector>
        <draw:custom-shape draw:style-name="gr10" draw:text-style-name="P1" xml:id="id15" draw:id="id15" draw:layer="layout" svg:width="13cm" svg:height="1cm" svg:x="4cm" svg:y="16.98cm">
          <text:p text:style-name="P1"><text:span text:style-name="T1">normalMarkovAlgorithmTaskInterface(MARKOV_RULES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6.53cm" svg:x2="10.5cm" svg:y2="16.98cm" draw:start-shape="id14" draw:start-glue-point="8" draw:end-shape="id15" draw:end-glue-point="0" svg:d="M10500 16530v450" svg:viewBox="0 0 1 451">
          <text:p/>
        </draw:connector>
      </draw:page>
      <draw:page draw:name="page4" draw:style-name="dp1" draw:master-page-name="Обычный">
        <draw:custom-shape draw:style-name="gr8" draw:text-style-name="P2" xml:id="id16" draw:id="id16" draw:layer="layout" svg:width="6cm" svg:height="1.23cm" svg:x="7.5cm" svg:y="11.15cm">
          <text:p text:style-name="P1"><text:span text:style-name="T1">void</text:span></text:p>
          <text:p text:style-name="P1"><text:span text:style-name="T1">third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0" xml:id="id17" draw:id="id17" draw:layer="layout" svg:width="12cm" svg:height="2cm" svg:x="4.5cm" svg:y="12.8cm">
          <draw:glue-point draw:id="10" svg:x="-2.857cm" svg:y="5cm"/>
          <text:p text:style-name="P9"><text:span text:style-name="T1"/></text:p>
          <text:p text:style-name="P9"><text:span text:style-name="T1">const vector&lt;MarkovRule&gt; MARKOV_RULES =</text:span></text:p>
          <text:p text:style-name="P9"><text:span text:style-name="T1">{ MarkovRule("*a", false, "a*"),</text:span></text:p>
          <text:p text:style-name="P9"><text:span text:style-name="T1">MarkovRule("*b", false, "b*"),</text:span></text:p>
          <text:p text:style-name="P9"><text:span text:style-name="T1">MarkovRule("*", true, "a"),</text:span></text:p>
          <text:p text:style-name="P9"><text:span text:style-name="T1">MarkovRule("", false, "*") };</text:span></text:p>
          <text:p text:style-name="P9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38cm" svg:x2="10.5cm" svg:y2="12.8cm" draw:start-shape="id16" draw:start-glue-point="6" draw:end-shape="id17" draw:end-glue-point="5" svg:d="M10500 12380v420" svg:viewBox="0 0 1 421">
          <text:p/>
        </draw:connector>
        <draw:custom-shape draw:style-name="gr9" draw:text-style-name="P10" xml:id="id18" draw:id="id18" draw:layer="layout" svg:width="12cm" svg:height="2cm" svg:x="4.5cm" svg:y="15.2cm">
          <draw:glue-point draw:id="10" svg:x="-2.857cm" svg:y="5cm"/>
          <text:p text:style-name="P9"><text:span text:style-name="T1">cout &lt;&lt;</text:span></text:p>
          <text:p text:style-name="P9"><text:span text:style-name="T1">"Введите строку для третьего задания (A = {a, b})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cm" svg:x2="10.5cm" svg:y2="15.2cm" draw:start-shape="id17" draw:start-glue-point="8" draw:end-shape="id18" draw:end-glue-point="5" svg:d="M10500 14800v400" svg:viewBox="0 0 1 401">
          <text:p/>
        </draw:connector>
        <draw:custom-shape draw:style-name="gr10" draw:text-style-name="P1" xml:id="id19" draw:id="id19" draw:layer="layout" svg:width="13cm" svg:height="1cm" svg:x="4cm" svg:y="17.55cm">
          <text:p text:style-name="P1"><text:span text:style-name="T1">normalMarkovAlgorithmTaskInterface(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7.2cm" svg:x2="10.5cm" svg:y2="17.55cm" draw:start-shape="id18" draw:start-glue-point="8" draw:end-shape="id19" draw:end-glue-point="0" svg:d="M10500 17200v350" svg:viewBox="0 0 1 351">
          <text:p/>
        </draw:connector>
      </draw:page>
      <draw:page draw:name="page5" draw:style-name="dp1" draw:master-page-name="Обычный">
        <draw:custom-shape draw:style-name="gr14" draw:text-style-name="P12" xml:id="id20" draw:id="id20" draw:layer="layout" svg:width="8cm" svg:height="2cm" svg:x="6.5cm" svg:y="10.73cm">
          <text:p text:style-name="P11"><text:span text:style-name="T3">void</text:span></text:p>
          <text:p text:style-name="P11"><text:span text:style-name="T3">normalMarkovAlgorithmTaskInterface</text:span></text:p>
          <text:p text:style-name="P11"><text:span text:style-name="T3">(const vector&lt;MarkovRule&gt; &amp;MARKOV_RULES)</text:span></text:p>
          <text:p text:style-name="P11"><text:span text:style-name="T3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9" xml:id="id21" draw:id="id21" draw:layer="layout" svg:width="8cm" svg:height="2cm" svg:x="6.5cm" svg:y="13.147cm">
          <text:p text:style-name="P9"><text:span text:style-name="T1">string INPUT_WORD;</text:span></text:p>
          <text:p text:style-name="P9"><text:span text:style-name="T1">getline(cin, INPUT_WORD);</text:span></text:p>
          <text:p text:style-name="P9"><text:span text:style-name="T1">cout &lt;&lt; endl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9" xml:id="id23" draw:id="id23" draw:layer="layout" svg:width="8cm" svg:height="1.6cm" svg:x="6.5cm" svg:y="17.38cm">
          <text:p text:style-name="P9"><text:span text:style-name="T1">cout &lt;&lt; endl</text:span></text:p>
          <text:p text:style-name="P9"><text:span text:style-name="T1">&lt;&lt; "Результирующая строка: "</text:span></text:p>
          <text:p text:style-name="P9"><text:span text:style-name="T1">&lt;&lt; OUTPUT_WORD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" xml:id="id22" draw:id="id22" draw:layer="layout" svg:width="13cm" svg:height="1.5cm" svg:x="4cm" svg:y="15.53cm">
          <text:p text:style-name="P1"><text:span text:style-name="T1">const string OUTPUT_WORD =</text:span></text:p>
          <text:p text:style-name="P1"><text:span text:style-name="T1">normalMarkovAlgorithm(INPUT_WORD, 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2.73cm" svg:x2="10.5cm" svg:y2="13.147cm" draw:start-shape="id20" draw:start-glue-point="6" draw:end-shape="id21" draw:end-glue-point="5" svg:d="M10500 12730v417" svg:viewBox="0 0 1 418">
          <text:p/>
        </draw:connector>
        <draw:connector draw:style-name="gr5" draw:text-style-name="P5" draw:layer="layout" svg:x1="10.5cm" svg:y1="15.147cm" svg:x2="10.5cm" svg:y2="15.53cm" draw:start-shape="id21" draw:start-glue-point="8" draw:end-shape="id22" draw:end-glue-point="0" svg:d="M10500 15147v383" svg:viewBox="0 0 1 384">
          <text:p/>
        </draw:connector>
        <draw:connector draw:style-name="gr5" draw:text-style-name="P5" draw:layer="layout" svg:x1="10.5cm" svg:y1="17.03cm" svg:x2="10.5cm" svg:y2="17.38cm" draw:start-shape="id22" draw:start-glue-point="2" draw:end-shape="id23" draw:end-glue-point="5" svg:d="M10500 17030v350" svg:viewBox="0 0 1 351">
          <text:p/>
        </draw:connector>
      </draw:page>
      <draw:page draw:name="page6" draw:style-name="dp1" draw:master-page-name="Обычный">
        <draw:custom-shape draw:style-name="gr18" draw:text-style-name="P12" xml:id="id31" draw:id="id31" draw:layer="layout" svg:width="8.178cm" svg:height="1.702cm" svg:x="5.763cm" svg:y="1.73cm">
          <text:p text:style-name="P11"><text:span text:style-name="T3">const string normalMarkovAlgorithm</text:span></text:p>
          <text:p text:style-name="P11"><text:span text:style-name="T3">(const string &amp;WORD,</text:span></text:p>
          <text:p text:style-name="P11"><text:span text:style-name="T3">const vector&lt;MarkovRule&gt; &amp;MARKOV_RULES)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9" draw:text-style-name="P2" xml:id="id32" draw:id="id32" draw:layer="layout" svg:width="7.153cm" svg:height="1.702cm" svg:x="6.279cm" svg:y="3.859cm">
          <text:p text:style-name="P1"><text:span text:style-name="T1">string output_word = WORD;</text:span></text:p>
          <text:p text:style-name="P1"><text:span text:style-name="T1">size_t step_counter = 0;</text:span></text:p>
          <text:p text:style-name="P1"><text:span text:style-name="T1">bool is_terminal_flag = false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2" xml:id="id25" draw:id="id25" draw:layer="layout" svg:width="4.608cm" svg:height="1.49cm" svg:x="7.548cm" svg:y="11.27cm">
          <text:p text:style-name="P11"><text:span text:style-name="T3">if (!is_terminal_flag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21" draw:text-style-name="P13" draw:layer="layout" svg:width="2.048cm" svg:height="0.721cm" svg:x="9.86cm" svg:y="12.726cm">
          <draw:text-box>
            <text:p>true</text:p>
          </draw:text-box>
        </draw:frame>
        <draw:custom-shape draw:style-name="gr22" draw:text-style-name="P2" xml:id="id24" draw:id="id24" draw:layer="layout" svg:width="11.244cm" svg:height="1.069cm" svg:x="4.23cm" svg:y="9.778cm">
          <text:p text:style-name="P1"><text:span text:style-name="T1">for</text:span></text:p>
          <text:p text:style-name="P1"><text:span text:style-name="T1">(const auto &amp;MARKOV_RULE : MARKOV_RULES)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5" draw:text-style-name="P5" draw:layer="layout" svg:x1="9.852cm" svg:y1="10.847cm" svg:x2="9.852cm" svg:y2="11.27cm" draw:start-shape="id24" draw:start-glue-point="6" draw:end-shape="id25" draw:end-glue-point="4" svg:d="M9852 10847v423" svg:viewBox="0 0 1 424">
          <text:p/>
        </draw:connector>
        <draw:custom-shape draw:style-name="gr23" draw:text-style-name="P1" xml:id="id33" draw:id="id33" draw:layer="layout" svg:width="5.114cm" svg:height="1.706cm" svg:x="7.302cm" svg:y="6.329cm">
          <text:p text:style-name="P1"><text:span text:style-name="T1">while</text:span></text:p>
          <text:p text:style-name="P1"><text:span text:style-name="T1">(!is_terminal_flag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4" draw:text-style-name="P2" xml:id="id34" draw:id="id34" draw:layer="layout" svg:width="7.153cm" svg:height="1.064cm" svg:x="6.279cm" svg:y="8.289cm">
          <text:p text:style-name="P1"><text:span text:style-name="T1">size_t number_of_rule = 1;</text:span></text:p>
          <text:p text:style-name="P1"><text:span text:style-name="T1">bool has_replacement_occured = false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5" draw:text-style-name="P2" xml:id="id39" draw:id="id39" draw:layer="layout" svg:width="5.642cm" svg:height="1.28cm" svg:x="7.036cm" svg:y="20.426cm">
          <text:p text:style-name="P1"><text:span text:style-name="T1">is_terminal_flag =</text:span></text:p>
          <text:p text:style-name="P1"><text:span text:style-name="T1">MARKOV_RULE.is_rule_terminal;</text:span></text:p>
          <text:p text:style-name="P1"><text:span text:style-name="T1">break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6" draw:text-style-name="P1" xml:id="id26" draw:id="id26" draw:layer="layout" svg:width="10.752cm" svg:height="0.853cm" svg:x="4.477cm" svg:y="14.504cm">
          <text:p text:style-name="P1"><text:span text:style-name="T1">has_replacement_occured =</text:span></text:p>
          <text:p text:style-name="P1"><text:span text:style-name="T1">applyMarkovRule(output_word, MARKOV_RULE);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27" draw:text-style-name="P14" xml:id="id27" draw:id="id27" draw:layer="layout" svg:width="10.752cm" svg:height="2.34cm" svg:x="4.477cm" svg:y="15.742cm">
          <text:p text:style-name="P14"><text:span text:style-name="T4">cout &lt;&lt; "Строка после применения правила №"</text:span></text:p>
          <text:p text:style-name="P14"><text:span text:style-name="T4">&lt;&lt; number_of_rule &lt;&lt; ":\t"</text:span></text:p>
          <text:p text:style-name="P14"><text:span text:style-name="T4">&lt;&lt; setiosflags(ios::left) &lt;&lt; setw(20)</text:span></text:p>
          <text:p text:style-name="P14"><text:span text:style-name="T4">&lt;&lt; output_word &lt;&lt; resetiosflags(ios::left)</text:span></text:p>
          <text:p text:style-name="P14"><text:span text:style-name="T4">&lt;&lt; "\t(" &lt;&lt; step_counter &lt;&lt; " шаг)\n";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8" draw:text-style-name="P12" xml:id="id28" draw:id="id28" draw:layer="layout" svg:width="5.632cm" svg:height="1.493cm" svg:x="7.036cm" svg:y="18.297cm">
          <text:p text:style-name="P11"><text:span text:style-name="T3">if (has_replacement_occured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9" draw:text-style-name="P14" xml:id="id38" draw:id="id38" draw:layer="layout" svg:width="3.074cm" svg:height="0.851cm" svg:x="8.326cm" svg:y="13.4cm">
          <text:p text:style-name="P14"><text:span text:style-name="T4">++step_counter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0" draw:text-style-name="P14" xml:id="id37" draw:id="id37" draw:layer="layout" svg:width="3.322cm" svg:height="0.679cm" svg:x="14.767cm" svg:y="18.678cm">
          <text:p text:style-name="P14"><text:span text:style-name="T4">++number_of_rule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15" draw:layer="layout" svg:x1="9.853cm" svg:y1="15.357cm" svg:x2="9.853cm" svg:y2="15.742cm" draw:start-shape="id26" draw:start-glue-point="2" draw:end-shape="id27" draw:end-glue-point="5" svg:d="M9853 15357v385" svg:viewBox="0 0 1 386">
          <text:p/>
        </draw:connector>
        <draw:connector draw:style-name="gr5" draw:text-style-name="P15" draw:layer="layout" svg:x1="9.853cm" svg:y1="18.082cm" svg:x2="9.852cm" svg:y2="18.297cm" draw:start-shape="id27" draw:start-glue-point="8" draw:end-shape="id28" draw:end-glue-point="4" svg:d="M9853 18082v108h-1v107" svg:viewBox="0 0 2 216">
          <text:p/>
        </draw:connector>
        <draw:custom-shape draw:style-name="gr31" draw:text-style-name="P14" xml:id="id36" draw:id="id36" draw:layer="layout" svg:width="2.468cm" svg:height="0.642cm" svg:x="14.691cm" svg:y="11.696cm">
          <text:p text:style-name="P14"><text:span text:style-name="T4">else { break; }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1" draw:text-style-name="P13" draw:layer="layout" svg:width="2.048cm" svg:height="0.721cm" svg:x="9.76cm" svg:y="19.75cm">
          <draw:text-box>
            <text:p>true</text:p>
          </draw:text-box>
        </draw:frame>
        <draw:frame draw:style-name="gr21" draw:text-style-name="P13" draw:layer="layout" svg:width="1.537cm" svg:height="0.721cm" svg:x="12.668cm" svg:y="11.403cm">
          <draw:text-box>
            <text:p>false</text:p>
          </draw:text-box>
        </draw:frame>
        <draw:frame draw:style-name="gr21" draw:text-style-name="P13" draw:layer="layout" svg:width="1.538cm" svg:height="0.721cm" svg:x="12.972cm" svg:y="18.428cm">
          <draw:text-box>
            <text:p>false</text:p>
          </draw:text-box>
        </draw:frame>
        <draw:custom-shape draw:style-name="gr32" draw:text-style-name="P12" xml:id="id30" draw:id="id30" draw:layer="layout" svg:width="5.632cm" svg:height="1.489cm" svg:x="7.036cm" svg:y="23.621cm">
          <text:p text:style-name="P11"><text:span text:style-name="T3">if (has_replacement_occured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21" draw:text-style-name="P13" draw:layer="layout" svg:width="2.05cm" svg:height="0.721cm" svg:x="9.724cm" svg:y="25.098cm">
          <draw:text-box>
            <text:p>true</text:p>
          </draw:text-box>
        </draw:frame>
        <draw:custom-shape draw:style-name="gr33" draw:text-style-name="P14" xml:id="id29" draw:id="id29" draw:layer="layout" svg:width="4.31cm" svg:height="0.874cm" svg:x="7.691cm" svg:y="25.748cm">
          <text:p text:style-name="P14"><text:span text:style-name="T4">is_terminal_flag = true;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1" draw:text-style-name="P13" draw:layer="layout" svg:width="1.536cm" svg:height="0.721cm" svg:x="12.799cm" svg:y="23.781cm">
          <draw:text-box>
            <text:p>false</text:p>
          </draw:text-box>
        </draw:frame>
        <draw:connector draw:style-name="gr34" draw:text-style-name="P6" draw:layer="layout" draw:line-skew="0.856cm -10.403cm" svg:x1="9.846cm" svg:y1="26.622cm" svg:x2="9.86cm" svg:y2="5.948cm" draw:start-shape="id29" draw:start-glue-point="6" svg:d="M9846 26622v1358h-7746v-22032h7760" svg:viewBox="0 0 7761 22033">
          <text:p/>
        </draw:connector>
        <draw:connector draw:style-name="gr35" draw:text-style-name="P6" draw:layer="layout" draw:line-skew="2.874cm 5.496cm" svg:x1="15.474cm" svg:y1="10.313cm" svg:x2="9.852cm" svg:y2="23.621cm" draw:start-shape="id24" draw:start-glue-point="7" draw:end-shape="id30" draw:end-glue-point="4" svg:d="M15474 10313h3376v12417h-8998v891" svg:viewBox="0 0 8999 13309">
          <text:p/>
        </draw:connector>
        <draw:connector draw:style-name="gr36" draw:text-style-name="P6" draw:layer="layout" draw:type="line" svg:x1="9.852cm" svg:y1="3.432cm" svg:x2="9.856cm" svg:y2="3.859cm" draw:start-shape="id31" draw:start-glue-point="6" draw:end-shape="id32" draw:end-glue-point="4" svg:d="M9852 3432l4 427" svg:viewBox="0 0 5 428">
          <text:p/>
        </draw:connector>
        <draw:connector draw:style-name="gr36" draw:text-style-name="P6" draw:layer="layout" draw:type="line" svg:x1="9.856cm" svg:y1="5.561cm" svg:x2="9.859cm" svg:y2="6.329cm" draw:start-shape="id32" draw:start-glue-point="6" draw:end-shape="id33" draw:end-glue-point="4" svg:d="M9856 5561l3 768" svg:viewBox="0 0 4 769">
          <text:p/>
        </draw:connector>
        <draw:connector draw:style-name="gr36" draw:text-style-name="P6" draw:layer="layout" draw:type="line" svg:x1="9.859cm" svg:y1="8.035cm" svg:x2="9.856cm" svg:y2="8.289cm" draw:start-shape="id33" draw:start-glue-point="6" draw:end-shape="id34" draw:end-glue-point="4" svg:d="M9859 8035l-3 254" svg:viewBox="0 0 4 255">
          <text:p/>
        </draw:connector>
        <draw:connector draw:style-name="gr36" draw:text-style-name="P6" draw:layer="layout" draw:type="line" svg:x1="9.856cm" svg:y1="9.353cm" svg:x2="9.852cm" svg:y2="9.778cm" draw:start-shape="id34" draw:start-glue-point="6" draw:end-shape="id24" draw:end-glue-point="4" svg:d="M9856 9353l-4 425" svg:viewBox="0 0 5 426">
          <text:p/>
        </draw:connector>
        <draw:custom-shape draw:style-name="gr37" draw:text-style-name="P1" xml:id="id35" draw:id="id35" draw:layer="layout" svg:width="3.063cm" svg:height="1.277cm" svg:x="15.868cm" svg:y="6.543cm">
          <text:p text:style-name="P1"><text:span text:style-name="T1">return</text:span></text:p>
          <text:p text:style-name="P1"><text:span text:style-name="T1">output_word;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38" draw:text-style-name="P6" draw:layer="layout" draw:type="line" svg:x1="12.416cm" svg:y1="7.182cm" svg:x2="15.868cm" svg:y2="7.182cm" draw:start-shape="id33" draw:start-glue-point="7" draw:end-shape="id35" draw:end-glue-point="5" svg:d="M12416 7182h3452" svg:viewBox="0 0 3453 1">
          <text:p/>
        </draw:connector>
        <draw:connector draw:style-name="gr39" draw:text-style-name="P6" draw:layer="layout" draw:type="line" svg:x1="12.156cm" svg:y1="12.015cm" svg:x2="14.691cm" svg:y2="12.017cm" draw:start-shape="id25" draw:end-shape="id36" draw:end-glue-point="5" svg:d="M12156 12015l2535 2" svg:viewBox="0 0 2536 3">
          <text:p/>
        </draw:connector>
        <draw:connector draw:style-name="gr40" draw:text-style-name="P6" draw:layer="layout" draw:type="line" svg:x1="12.668cm" svg:y1="19.044cm" svg:x2="14.767cm" svg:y2="19.017cm" draw:start-shape="id28" draw:start-glue-point="7" draw:end-shape="id37" draw:end-glue-point="5" svg:d="M12668 19044l2099-27" svg:viewBox="0 0 2100 28">
          <text:p/>
        </draw:connector>
        <draw:connector draw:style-name="gr41" draw:text-style-name="P6" draw:layer="layout" draw:line-skew="2.373cm -0.629cm" svg:x1="16.428cm" svg:y1="19.357cm" svg:x2="4.23cm" svg:y2="10.313cm" draw:start-shape="id37" draw:start-glue-point="6" draw:end-shape="id24" draw:end-glue-point="5" svg:d="M16428 19357v2873h-13328v-11917h1130" svg:viewBox="0 0 13329 11918">
          <text:p/>
        </draw:connector>
        <draw:connector draw:style-name="gr36" draw:text-style-name="P6" draw:layer="layout" draw:type="line" svg:x1="9.852cm" svg:y1="12.76cm" svg:x2="9.863cm" svg:y2="13.4cm" draw:start-shape="id25" draw:start-glue-point="6" draw:end-shape="id38" draw:end-glue-point="4" svg:d="M9852 12760l11 640" svg:viewBox="0 0 12 641">
          <text:p/>
        </draw:connector>
        <draw:connector draw:style-name="gr36" draw:text-style-name="P6" draw:layer="layout" draw:type="line" svg:x1="9.863cm" svg:y1="14.251cm" svg:x2="9.853cm" svg:y2="14.504cm" draw:start-shape="id38" draw:start-glue-point="6" draw:end-shape="id26" draw:end-glue-point="0" svg:d="M9863 14251l-10 253" svg:viewBox="0 0 11 254">
          <text:p/>
        </draw:connector>
        <draw:connector draw:style-name="gr36" draw:text-style-name="P6" draw:layer="layout" draw:type="line" svg:x1="9.852cm" svg:y1="25.11cm" svg:x2="9.846cm" svg:y2="25.748cm" draw:start-shape="id30" draw:start-glue-point="6" draw:end-shape="id29" draw:end-glue-point="4" svg:d="M9852 25110l-6 638" svg:viewBox="0 0 7 639">
          <text:p/>
        </draw:connector>
        <draw:connector draw:style-name="gr42" draw:text-style-name="P6" draw:layer="layout" draw:line-skew="1.18cm" svg:x1="12.668cm" svg:y1="24.366cm" svg:x2="9.833cm" svg:y2="27.337cm" draw:start-shape="id30" draw:start-glue-point="7" svg:d="M12668 24366h1682v2971h-4517" svg:viewBox="0 0 4518 2972">
          <text:p/>
        </draw:connector>
        <draw:connector draw:style-name="gr36" draw:text-style-name="P6" draw:layer="layout" draw:type="line" svg:x1="9.852cm" svg:y1="19.79cm" svg:x2="9.857cm" svg:y2="20.426cm" draw:start-shape="id28" draw:start-glue-point="6" draw:end-shape="id39" draw:end-glue-point="4" svg:d="M9852 19790l5 636" svg:viewBox="0 0 6 637">
          <text:p/>
        </draw:connector>
      </draw:page>
      <draw:page draw:name="page7" draw:style-name="dp1" draw:master-page-name="Обычный">
        <draw:custom-shape draw:style-name="gr43" draw:text-style-name="P12" xml:id="id44" draw:id="id44" draw:layer="layout" svg:width="7cm" svg:height="2cm" svg:x="6.651cm" svg:y="8.2cm">
          <text:p text:style-name="P11"><text:span text:style-name="T3">bool applyMarkovRule</text:span></text:p>
          <text:p text:style-name="P11"><text:span text:style-name="T3">(string &amp;word,</text:span></text:p>
          <text:p text:style-name="P11"><text:span text:style-name="T3">const MarkovRule &amp;MARKOV_RUL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9" xml:id="id45" draw:id="id45" draw:layer="layout" svg:width="8cm" svg:height="1.75cm" svg:x="6.13cm" svg:y="10.594cm">
          <text:p text:style-name="P9">unsigned int position =</text:p>
          <text:p text:style-name="P9">word.find(MARKOV_RULE.left_side_rule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2" xml:id="id40" draw:id="id40" draw:layer="layout" svg:width="5.5cm" svg:height="1.75cm" svg:x="7.401cm" svg:y="12.75cm">
          <text:p text:style-name="P11"><text:span text:style-name="T3">if (position != string::npo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6" draw:text-style-name="P13" draw:layer="layout" svg:width="2cm" svg:height="0.75cm" svg:x="10.151cm" svg:y="14.499cm">
          <draw:text-box>
            <text:p>true</text:p>
          </draw:text-box>
        </draw:frame>
        <draw:custom-shape draw:style-name="gr47" draw:text-style-name="P14" xml:id="id42" draw:id="id42" draw:layer="layout" svg:width="6.501cm" svg:height="1.75cm" svg:x="6.901cm" svg:y="15.25cm">
          <text:p text:style-name="P14"><text:span text:style-name="T4">word.replace(position,</text:span></text:p>
          <text:p text:style-name="P14"><text:span text:style-name="T4">MARKOV_RULE.left_side_rule.length(),</text:span></text:p>
          <text:p text:style-name="P14"><text:span text:style-name="T4">MARKOV_RULE.right_side_rul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9" xml:id="id43" draw:id="id43" draw:layer="layout" svg:width="3.5cm" svg:height="1.25cm" svg:x="8.401cm" svg:y="17.5cm">
          <text:p text:style-name="P9">return true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8" draw:text-style-name="P9" xml:id="id41" draw:id="id41" draw:layer="layout" svg:width="3.5cm" svg:height="1.25cm" svg:x="8.401cm" svg:y="20.25cm">
          <text:p text:style-name="P9">return false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9" draw:text-style-name="P6" draw:layer="layout" draw:line-skew="1.248cm 2.124cm" svg:x1="12.901cm" svg:y1="13.625cm" svg:x2="10.151cm" svg:y2="20.25cm" draw:start-shape="id40" draw:start-glue-point="7" draw:end-shape="id41" draw:end-glue-point="4" svg:d="M12901 13625h1750v5875h-4500v750" svg:viewBox="0 0 4501 6626">
          <text:p/>
        </draw:connector>
        <draw:connector draw:style-name="gr36" draw:text-style-name="P6" draw:layer="layout" draw:type="line" svg:x1="10.151cm" svg:y1="14.5cm" svg:x2="10.152cm" svg:y2="15.25cm" draw:start-shape="id40" draw:start-glue-point="6" draw:end-shape="id42" draw:end-glue-point="4" svg:d="M10151 14500l1 750" svg:viewBox="0 0 2 751">
          <text:p/>
        </draw:connector>
        <draw:connector draw:style-name="gr36" draw:text-style-name="P6" draw:layer="layout" draw:type="line" svg:x1="10.152cm" svg:y1="17cm" svg:x2="10.151cm" svg:y2="17.5cm" draw:start-shape="id42" draw:start-glue-point="6" draw:end-shape="id43" draw:end-glue-point="4" svg:d="M10152 17000l-1 500" svg:viewBox="0 0 2 501">
          <text:p/>
        </draw:connector>
        <draw:frame draw:style-name="gr46" draw:text-style-name="P13" draw:layer="layout" svg:width="2cm" svg:height="0.75cm" svg:x="12.901cm" svg:y="13cm">
          <draw:text-box>
            <text:p>false</text:p>
          </draw:text-box>
        </draw:frame>
        <draw:connector draw:style-name="gr36" draw:text-style-name="P6" draw:layer="layout" draw:type="line" svg:x1="10.151cm" svg:y1="10.2cm" svg:x2="10.13cm" svg:y2="10.594cm" draw:start-shape="id44" draw:start-glue-point="6" draw:end-shape="id45" draw:end-glue-point="4" svg:d="M10151 10200l-21 394" svg:viewBox="0 0 22 395">
          <text:p/>
        </draw:connector>
        <draw:connector draw:style-name="gr36" draw:text-style-name="P6" draw:layer="layout" draw:type="line" svg:x1="10.13cm" svg:y1="12.344cm" svg:x2="10.151cm" svg:y2="12.75cm" draw:start-shape="id45" draw:start-glue-point="6" draw:end-shape="id40" draw:end-glue-point="4" svg:d="M10130 12344l21 406" svg:viewBox="0 0 22 40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2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4" draw:display-name="Стили стрелок 34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0-31T23:06:31</dc:date>
    <meta:editing-duration>PT1H2M48S</meta:editing-duration>
    <meta:editing-cycles>11</meta:editing-cycles>
    <meta:generator>LibreOffice/7.1.5.2$Windows_X86_64 LibreOffice_project/85f04e9f809797b8199d13c421bd8a2b025d52b5</meta:generator>
    <meta:document-statistic meta:object-count="92"/>
  </office:meta>
</office:document-meta>
</file>